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278in" fo:margin-bottom="0.0835in" loext:contextual-spacing="false" fo:line-height="138%" style:writing-mode="lr-tb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af48" officeooo:paragraph-rsid="0009af4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07f084" style:text-blinking="false" fo:background-color="transparent" loext:char-shading-value="0" style:font-name-asian="Noto Serif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09af48" style:text-blinking="false" fo:background-color="transparent" loext:char-shading-value="0" style:font-name-asian="Noto Serif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officeooo:rsid="0009af4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d33265c5-7fff-74ea-5357-1fa107fc8b9b"/><text:span text:style-name="T1">The </text:span><text:span text:style-name="T3">Spiritual</text:span><text:span text:style-name="T1"> Creed</text:span></text:h>
      <text:p text:style-name="P4">There is one God who has spoken to no one. 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1T22:51:52.995107446</dc:date>
    <meta:editing-duration>PT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3" meta:character-count="62" meta:non-whitespace-character-count="50"/>
  </office:meta>
</office:document-meta>
</file>